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ra" svg:font-family="Lora, serif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" style:family="paragraph" style:parent-style-name="Heading_20_2">
      <loext:graphic-properties draw:fill="solid" draw:fill-color="#ffffff"/>
      <style:paragraph-properties fo:margin-top="0cm" fo:margin-bottom="0cm" loext:contextual-spacing="false" fo:line-height="178%" fo:text-align="start" style:justify-single-word="false" fo:background-color="#ffffff" style:writing-mode="lr-tb"/>
    </style:style>
    <style:style style:name="P3" style:family="paragraph" style:parent-style-name="Text_20_body">
      <loext:graphic-properties draw:fill="solid" draw:fill-color="#ffffff"/>
      <style:paragraph-properties fo:margin-top="0cm" fo:margin-bottom="0.706cm" loext:contextual-spacing="false" fo:line-height="200%" fo:text-align="start" style:justify-single-word="false" fo:background-color="#ffffff" style:writing-mode="lr-tb"/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" style:family="paragraph" style:parent-style-name="Heading_20_1">
      <loext:graphic-properties draw:fill="solid" draw:fill-color="#ffffff"/>
      <style:paragraph-properties fo:margin-top="0cm" fo:margin-bottom="0.459cm" loext:contextual-spacing="false" fo:line-height="163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5" style:family="paragraph" style:parent-style-name="Heading_20_2">
      <loext:graphic-properties draw:fill="solid" draw:fill-color="#ffffff"/>
      <style:paragraph-properties fo:margin-top="0cm" fo:margin-bottom="0.459cm" loext:contextual-spacing="false" fo:line-height="163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Lora" fo:font-size="16pt" fo:font-style="normal" style:text-underline-style="none" fo:font-weight="bold" style:text-blinking="false" style:font-size-asian="16pt" style:font-style-asian="normal" style:font-weight-asian="bold"/>
    </style:style>
    <style:style style:name="P6" style:family="paragraph" style:parent-style-name="Heading_20_1">
      <loext:graphic-properties draw:fill="solid" draw:fill-color="#ffffff"/>
      <style:paragraph-properties fo:margin-left="0.564cm" fo:margin-right="0cm" fo:margin-top="0.706cm" fo:margin-bottom="0.459cm" loext:contextual-spacing="false" fo:line-height="163%" fo:text-align="start" style:justify-single-word="false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7" style:family="paragraph" style:parent-style-name="Heading_20_1">
      <loext:graphic-properties draw:fill="solid" draw:fill-color="#ffffff"/>
      <style:paragraph-properties fo:margin-left="0.564cm" fo:margin-right="0cm" fo:margin-top="0.706cm" fo:margin-bottom="0cm" loext:contextual-spacing="false" fo:line-height="163%" fo:text-align="start" style:justify-single-word="false" fo:text-indent="0cm" style:auto-text-indent="false" fo:background-color="#ffffff" style:writing-mode="lr-tb"/>
    </style:style>
    <style:style style:name="P8" style:family="paragraph" style:parent-style-name="Heading_20_1">
      <loext:graphic-properties draw:fill="solid" draw:fill-color="#ffffff"/>
      <style:paragraph-properties fo:margin-left="0.564cm" fo:margin-right="0cm" fo:margin-top="0.706cm" fo:margin-bottom="0cm" loext:contextual-spacing="false" fo:line-height="163%" fo:text-align="start" style:justify-single-word="false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9" style:family="paragraph" style:parent-style-name="Heading_20_2">
      <loext:graphic-properties draw:fill="solid" draw:fill-color="#ffffff"/>
      <style:paragraph-properties fo:margin-left="0.564cm" fo:margin-right="0cm" fo:margin-top="0.635cm" fo:margin-bottom="0.388cm" loext:contextual-spacing="false" fo:line-height="178%" fo:text-align="start" style:justify-single-word="false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Lora" fo:font-size="16pt" fo:font-style="normal" style:text-underline-style="none" fo:font-weight="bold" style:text-blinking="false" style:font-size-asian="16pt" style:font-style-asian="normal" style:font-weight-asian="bold"/>
    </style:style>
    <style:style style:name="P10" style:family="paragraph" style:parent-style-name="Heading_20_2">
      <loext:graphic-properties draw:fill="solid" draw:fill-color="#ffffff"/>
      <style:paragraph-properties fo:margin-left="0.564cm" fo:margin-right="0cm" fo:margin-top="0.635cm" fo:margin-bottom="0cm" loext:contextual-spacing="false" fo:line-height="178%" fo:text-align="start" style:justify-single-word="false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Lora" fo:font-size="16pt" fo:font-style="normal" style:text-underline-style="none" fo:font-weight="bold" style:text-blinking="false" style:font-size-asian="16pt" style:font-style-asian="normal" style:font-weight-asian="bold"/>
    </style:style>
    <style:style style:name="P11" style:family="paragraph" style:parent-style-name="Heading_20_2">
      <loext:graphic-properties draw:fill="solid" draw:fill-color="#ffffff"/>
      <style:paragraph-properties fo:margin-top="0cm" fo:margin-bottom="0.388cm" loext:contextual-spacing="false" fo:line-height="178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Lora" fo:font-size="16pt" fo:font-style="normal" style:text-underline-style="none" fo:font-weight="bold" style:text-blinking="false" style:font-size-asian="16pt" style:font-style-asian="normal" style:font-weight-asian="bold"/>
    </style:style>
    <style:style style:name="P12" style:family="paragraph" style:parent-style-name="Text_20_body" style:master-page-name="Standard">
      <loext:graphic-properties draw:fill="solid" draw:fill-color="#ffffff"/>
      <style:paragraph-properties fo:margin-top="0.706cm" fo:margin-bottom="0cm" loext:contextual-spacing="false" fo:line-height="163%" fo:text-align="center" style:justify-single-word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Lora" fo:font-size="26pt" fo:font-style="normal" style:text-underline-style="none" fo:font-weight="bold" style:text-blinking="false" style:font-size-asian="26pt" style:font-style-asian="normal" style:font-weight-asian="bold"/>
    </style:style>
    <style:style style:name="P13" style:family="paragraph" style:parent-style-name="Text_20_body" style:list-style-name="WWNum1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</style:style>
    <style:style style:name="P14" style:family="paragraph" style:parent-style-name="Text_20_body" style:list-style-name="WWNum2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15" style:family="paragraph" style:parent-style-name="Text_20_body" style:list-style-name="WWNum3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16" style:family="paragraph" style:parent-style-name="Text_20_body" style:list-style-name="WWNum4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17" style:family="paragraph" style:parent-style-name="Text_20_body" style:list-style-name="WWNum5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18" style:family="paragraph" style:parent-style-name="Text_20_body" style:list-style-name="WWNum7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19" style:family="paragraph" style:parent-style-name="Text_20_body" style:list-style-name="WWNum12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0" style:family="paragraph" style:parent-style-name="Text_20_body" style:list-style-name="WWNum13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1" style:family="paragraph" style:parent-style-name="Text_20_body" style:list-style-name="WWNum14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2" style:family="paragraph" style:parent-style-name="Text_20_body" style:list-style-name="WWNum15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3" style:family="paragraph" style:parent-style-name="Text_20_body" style:list-style-name="WWNum16">
      <loext:graphic-properties draw:fill="solid" draw:fill-color="#ffffff"/>
      <style:paragraph-properties fo:margin-left="1.812cm" fo:margin-right="0cm" fo:margin-top="0.388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4" style:family="paragraph" style:parent-style-name="Text_20_body" style:list-style-name="WWNum1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5" style:family="paragraph" style:parent-style-name="Text_20_body" style:list-style-name="WWNum2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6" style:family="paragraph" style:parent-style-name="Text_20_body" style:list-style-name="WWNum3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7" style:family="paragraph" style:parent-style-name="Text_20_body" style:list-style-name="WWNum4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8" style:family="paragraph" style:parent-style-name="Text_20_body" style:list-style-name="WWNum5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29" style:family="paragraph" style:parent-style-name="Text_20_body" style:list-style-name="WWNum7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0" style:family="paragraph" style:parent-style-name="Text_20_body" style:list-style-name="WWNum10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1" style:family="paragraph" style:parent-style-name="Text_20_body" style:list-style-name="WWNum12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2" style:family="paragraph" style:parent-style-name="Text_20_body" style:list-style-name="WWNum13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3" style:family="paragraph" style:parent-style-name="Text_20_body" style:list-style-name="WWNum14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4" style:family="paragraph" style:parent-style-name="Text_20_body" style:list-style-name="WWNum15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5" style:family="paragraph" style:parent-style-name="Text_20_body" style:list-style-name="WWNum16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6" style:family="paragraph" style:parent-style-name="Text_20_body" style:list-style-name="WWNum5">
      <loext:graphic-properties draw:fill="solid" draw:fill-color="#ffffff"/>
      <style:paragraph-properties fo:margin-left="1.812cm" fo:margin-right="0cm" fo:margin-top="0cm" fo:margin-bottom="0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</style:style>
    <style:style style:name="P37" style:family="paragraph" style:parent-style-name="Text_20_body" style:list-style-name="WWNum1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8" style:family="paragraph" style:parent-style-name="Text_20_body" style:list-style-name="WWNum2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39" style:family="paragraph" style:parent-style-name="Text_20_body" style:list-style-name="WWNum3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0" style:family="paragraph" style:parent-style-name="Text_20_body" style:list-style-name="WWNum4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1" style:family="paragraph" style:parent-style-name="Text_20_body" style:list-style-name="WWNum5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2" style:family="paragraph" style:parent-style-name="Text_20_body" style:list-style-name="WWNum7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3" style:family="paragraph" style:parent-style-name="Text_20_body" style:list-style-name="WWNum10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4" style:family="paragraph" style:parent-style-name="Text_20_body" style:list-style-name="WWNum12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5" style:family="paragraph" style:parent-style-name="Text_20_body" style:list-style-name="WWNum13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6" style:family="paragraph" style:parent-style-name="Text_20_body" style:list-style-name="WWNum14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7" style:family="paragraph" style:parent-style-name="Text_20_body" style:list-style-name="WWNum15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8" style:family="paragraph" style:parent-style-name="Text_20_body" style:list-style-name="WWNum16">
      <loext:graphic-properties draw:fill="solid" draw:fill-color="#ffffff"/>
      <style:paragraph-properties fo:margin-left="1.812cm" fo:margin-right="0cm" fo:margin-top="0cm" fo:margin-bottom="0.706cm" loext:contextual-spacing="false" fo:line-height="20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49" style:family="paragraph" style:parent-style-name="Text_20_body" style:list-style-name="L1">
      <loext:graphic-properties draw:fill="solid" draw:fill-color="#ffffff"/>
      <style:paragraph-properties fo:margin-top="0.388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0" style:family="paragraph" style:parent-style-name="Text_20_body" style:list-style-name="L2">
      <loext:graphic-properties draw:fill="solid" draw:fill-color="#ffffff"/>
      <style:paragraph-properties fo:margin-top="0.388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1" style:family="paragraph" style:parent-style-name="Text_20_body" style:list-style-name="L5">
      <loext:graphic-properties draw:fill="solid" draw:fill-color="#ffffff"/>
      <style:paragraph-properties fo:margin-top="0.388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2" style:family="paragraph" style:parent-style-name="Text_20_body" style:list-style-name="L6">
      <loext:graphic-properties draw:fill="solid" draw:fill-color="#ffffff"/>
      <style:paragraph-properties fo:margin-top="0.388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3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4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5" style:family="paragraph" style:parent-style-name="Text_20_body" style:list-style-name="L5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6" style:family="paragraph" style:parent-style-name="Text_20_body" style:list-style-name="L6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57" style:family="paragraph" style:parent-style-name="Text_20_body" style:list-style-name="WWNum10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5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59" style:family="paragraph" style:parent-style-name="Text_20_body" style:list-style-name="L3">
      <loext:graphic-properties draw:fill="solid" draw:fill-color="#ffffff"/>
      <style:paragraph-properties fo:margin-top="0cm" fo:margin-bottom="0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60" style:family="paragraph" style:parent-style-name="Text_20_body" style:list-style-name="L1">
      <loext:graphic-properties draw:fill="solid" draw:fill-color="#ffffff"/>
      <style:paragraph-properties fo:margin-top="0cm" fo:margin-bottom="0.706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61" style:family="paragraph" style:parent-style-name="Text_20_body" style:list-style-name="L2">
      <loext:graphic-properties draw:fill="solid" draw:fill-color="#ffffff"/>
      <style:paragraph-properties fo:margin-top="0cm" fo:margin-bottom="0.706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62" style:family="paragraph" style:parent-style-name="Text_20_body" style:list-style-name="L5">
      <loext:graphic-properties draw:fill="solid" draw:fill-color="#ffffff"/>
      <style:paragraph-properties fo:margin-top="0cm" fo:margin-bottom="0.706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63" style:family="paragraph" style:parent-style-name="Text_20_body" style:list-style-name="L6">
      <loext:graphic-properties draw:fill="solid" draw:fill-color="#ffffff"/>
      <style:paragraph-properties fo:margin-top="0cm" fo:margin-bottom="0.706cm" loext:contextual-spacing="false" fo:line-height="200%" fo:text-align="start" style:justify-single-word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P64" style:family="paragraph" style:parent-style-name="Heading_20_1" style:list-style-name="L5">
      <loext:graphic-properties draw:fill="solid" draw:fill-color="#ffffff"/>
      <style:paragraph-properties fo:margin-top="0.706cm" fo:margin-bottom="0.459cm" loext:contextual-spacing="false" fo:line-height="163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65" style:family="paragraph" style:parent-style-name="Heading_20_1" style:list-style-name="L6">
      <loext:graphic-properties draw:fill="solid" draw:fill-color="#ffffff"/>
      <style:paragraph-properties fo:margin-top="0.706cm" fo:margin-bottom="0.459cm" loext:contextual-spacing="false" fo:line-height="163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P66" style:family="paragraph" style:parent-style-name="Heading_20_1" style:list-style-name="L5">
      <loext:graphic-properties draw:fill="solid" draw:fill-color="#ffffff"/>
      <style:paragraph-properties fo:margin-top="0.635cm" fo:margin-bottom="0.388cm" loext:contextual-spacing="false" fo:line-height="178%" fo:text-align="start" style:justify-single-word="false" fo:background-color="#ffffff" style:writing-mode="lr-tb"/>
      <style:text-properties fo:font-variant="normal" fo:text-transform="none" fo:color="#000000" style:text-line-through-style="none" style:text-line-through-type="none" style:font-name="Lora" fo:font-size="20pt" fo:font-style="normal" style:text-underline-style="none" fo:font-weight="bold" style:text-blinking="false" style:font-size-asian="20pt" style:font-style-asian="normal" style:font-weight-asian="bold"/>
    </style:style>
    <style:style style:name="T1" style:family="text">
      <style:text-properties fo:font-variant="normal" fo:text-transform="none" fo:color="#4db2ec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style:style style:name="T2" style:family="text">
      <style:text-properties fo:font-variant="normal" fo:text-transform="none" fo:color="#222222" style:text-line-through-style="none" style:text-line-through-type="none" style:font-name="Lora" fo:font-size="12pt" fo:font-style="normal" style:text-underline-style="none" fo:font-weight="bold" style:text-blinking="false" style:font-size-asian="12pt" style:font-style-asian="normal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7cm" fo:text-indent="-0.635cm" fo:margin-left="3.2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27cm" fo:text-indent="-0.635cm" fo:margin-left="7.0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7cm" fo:text-indent="-0.635cm" fo:margin-left="3.2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27cm" fo:text-indent="-0.635cm" fo:margin-left="7.0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250+ C Programs for Practice PDF Free Download</text:p>
      <text:h text:style-name="P4" text:outline-level="1">1. Simple C Questions</text:h>
      <text:list xml:id="list2255509376" text:style-name="WWNum1">
        <text:list-item>
          <text:p text:style-name="P13"><text:a xlink:type="simple" xlink:href="https://tutorialsbookmarks.com/area-circumference-circle-c-language/" text:style-name="ListLabel_20_145" text:visited-style-name="ListLabel_20_145"><text:span text:style-name="Internet_20_link"><text:span text:style-name="T1">Area and Circumference of a Circle</text:span></text:span></text:a></text:p>
        </text:list-item>
        <text:list-item>
          <text:p text:style-name="P24">Print Ascii Value of the Character</text:p>
        </text:list-item>
        <text:list-item>
          <text:p text:style-name="P24">Area of Triangle</text:p>
        </text:list-item>
        <text:list-item>
          <text:p text:style-name="P24">Convert a Person’s Name in Abbreviated</text:p>
        </text:list-item>
        <text:list-item>
          <text:p text:style-name="P24">Simple Interest</text:p>
        </text:list-item>
        <text:list-item>
          <text:p text:style-name="P24">Gross Salary of an Employee</text:p>
        </text:list-item>
        <text:list-item>
          <text:p text:style-name="P24">Percentage of 5 Subjects</text:p>
        </text:list-item>
        <text:list-item>
          <text:p text:style-name="P24">Converting Temperature Celsius into Fahrenheit</text:p>
        </text:list-item>
        <text:list-item>
          <text:p text:style-name="P24">The Display Size of the Different Data Type</text:p>
        </text:list-item>
        <text:list-item>
          <text:p text:style-name="P24">Factorial of a Given Number</text:p>
        </text:list-item>
        <text:list-item>
          <text:p text:style-name="P24">Read Integer (N) and Print the First Three Powers (N^1, N^2, N^3)</text:p>
        </text:list-item>
        <text:list-item>
          <text:p text:style-name="P24">Area of a Circle</text:p>
        </text:list-item>
        <text:list-item>
          <text:p text:style-name="P24">LCM of Two Numbers</text:p>
        </text:list-item>
        <text:list-item>
          <text:p text:style-name="P37">GCD of Two Numbers</text:p>
        </text:list-item>
      </text:list>
      <text:h text:style-name="P6" text:outline-level="1">2. If/Else Statement</text:h>
      <text:list xml:id="list2353760881" text:style-name="WWNum2">
        <text:list-item>
          <text:p text:style-name="P14">The Greatest Number Among the Given Three Number</text:p>
        </text:list-item>
        <text:list-item>
          <text:p text:style-name="P25"><text:soft-page-break/>The Number Is Positive or Negative</text:p>
        </text:list-item>
        <text:list-item>
          <text:p text:style-name="P25">Character Is Vowel or Consonant</text:p>
        </text:list-item>
        <text:list-item>
          <text:p text:style-name="P25">A Character Is an Alphabet or Not</text:p>
        </text:list-item>
        <text:list-item>
          <text:p text:style-name="P25">Uppercase, Lowercase, Special Character, or Digit</text:p>
        </text:list-item>
        <text:list-item>
          <text:p text:style-name="P25">The Number Is Positive or Negative</text:p>
        </text:list-item>
        <text:list-item>
          <text:p text:style-name="P25">The Number Is Even or Odd</text:p>
        </text:list-item>
        <text:list-item>
          <text:p text:style-name="P25">Greatest of Two Numbers</text:p>
        </text:list-item>
        <text:list-item>
          <text:p text:style-name="P25">Greatest Among Three Numbers</text:p>
        </text:list-item>
        <text:list-item>
          <text:p text:style-name="P25">Leap Year</text:p>
        </text:list-item>
        <text:list-item>
          <text:p text:style-name="P25">The Date Is Correct or Not</text:p>
        </text:list-item>
        <text:list-item>
          <text:p text:style-name="P25">Voting Eligibility Checker</text:p>
        </text:list-item>
        <text:list-item>
          <text:p text:style-name="P25">Find the maximum between two numbers.</text:p>
        </text:list-item>
        <text:list-item>
          <text:p text:style-name="P25">Find the maximum between the three numbers.</text:p>
        </text:list-item>
        <text:list-item>
          <text:p text:style-name="P25">Check whether a number is negative, positive or zero.</text:p>
        </text:list-item>
        <text:list-item>
          <text:p text:style-name="P25">Check whether a number is divisible by 5 and 11 or not.</text:p>
        </text:list-item>
        <text:list-item>
          <text:p text:style-name="P25">Find whether a number is even or odd.</text:p>
        </text:list-item>
        <text:list-item>
          <text:p text:style-name="P25">Check whether a year is a leap year or not.</text:p>
        </text:list-item>
        <text:list-item>
          <text:p text:style-name="P25">Check whether a character is an alphabet or not.</text:p>
        </text:list-item>
        <text:list-item>
          <text:p text:style-name="P25">Input any alphabet and check whether it is vowel or consonant.</text:p>
        </text:list-item>
        <text:list-item>
          <text:p text:style-name="P25">Input any character and check whether it is the alphabet, digit or special character.</text:p>
        </text:list-item>
        <text:list-item>
          <text:p text:style-name="P25">Check whether a character is an uppercase or lowercase alphabet.</text:p>
        </text:list-item>
        <text:list-item>
          <text:p text:style-name="P25">Input week number and print weekday.</text:p>
        </text:list-item>
        <text:list-item>
          <text:p text:style-name="P25">Input month number and print number of days in that month.</text:p>
        </text:list-item>
        <text:list-item>
          <text:p text:style-name="P25"><text:soft-page-break/>Count the total number of notes in a given amount.</text:p>
        </text:list-item>
        <text:list-item>
          <text:p text:style-name="P25">Input angles of a triangle and check whether the triangle is valid or not.</text:p>
        </text:list-item>
        <text:list-item>
          <text:p text:style-name="P25">Input all sides of a triangle and check whether the triangle is valid or not.</text:p>
        </text:list-item>
        <text:list-item>
          <text:p text:style-name="P25">Check whether the triangle is an equilateral, isosceles or scalene triangle.</text:p>
        </text:list-item>
        <text:list-item>
          <text:p text:style-name="P25">Find all roots of a quadratic equation.</text:p>
        </text:list-item>
        <text:list-item>
          <text:p text:style-name="P38">Calculate profit or loss.</text:p>
        </text:list-item>
      </text:list>
      <text:h text:style-name="P8" text:outline-level="1">3. Loops</text:h>
      <text:h text:style-name="P5" text:outline-level="2">1. While Loop or While-Do Loop Questions</text:h>
      <text:list xml:id="list4254028585" text:style-name="WWNum3">
        <text:list-item>
          <text:p text:style-name="P15">Reverse A given Number</text:p>
        </text:list-item>
        <text:list-item>
          <text:p text:style-name="P26">Find Number Is Armstrong Or Not</text:p>
        </text:list-item>
        <text:list-item>
          <text:p text:style-name="P26">Calculate Sum of Natural Numbers</text:p>
        </text:list-item>
        <text:list-item>
          <text:p text:style-name="P26">Display Fibonacci Series</text:p>
        </text:list-item>
        <text:list-item>
          <text:p text:style-name="P26">Find LCM of two Numbers</text:p>
        </text:list-item>
        <text:list-item>
          <text:p text:style-name="P26">Reverse a Number</text:p>
        </text:list-item>
        <text:list-item>
          <text:p text:style-name="P26">Check Whether a Number is A Palindrome or Not</text:p>
        </text:list-item>
        <text:list-item>
          <text:p text:style-name="P26">Count Number of Digits of an Integer</text:p>
        </text:list-item>
        <text:list-item>
          <text:p text:style-name="P26">Find A Generic Root Of Number</text:p>
        </text:list-item>
        <text:list-item>
          <text:p text:style-name="P26">Print A Calendar Taking Input From User Using Loop</text:p>
        </text:list-item>
        <text:list-item>
          <text:p text:style-name="P26">Number Is Divisible By 11 Using (VEDIC MATH)</text:p>
        </text:list-item>
        <text:list-item>
          <text:p text:style-name="P39">Denomination of an Amount</text:p>
        </text:list-item>
      </text:list>
      <text:h text:style-name="P10" text:outline-level="2"><text:soft-page-break/>2. Do-While Loop Questions</text:h>
      <text:p text:style-name="P1">Solve the above program using Do-While Loop</text:p>
      <text:h text:style-name="P2" text:outline-level="2"> </text:h>
      <text:h text:style-name="P11" text:outline-level="2">3. For Loop Questions</text:h>
      <text:list xml:id="list1282642218" text:style-name="WWNum4">
        <text:list-item>
          <text:p text:style-name="P16">Generate IP (Internet Protocol) Addresses Using</text:p>
        </text:list-item>
        <text:list-item>
          <text:p text:style-name="P27">Print Multiplication Table Using</text:p>
        </text:list-item>
        <text:list-item>
          <text:p text:style-name="P27">Sort A Float Array In Ascending And Descending Order Using</text:p>
        </text:list-item>
        <text:list-item>
          <text:p text:style-name="P40">Find GCD of two Numbers Using</text:p>
        </text:list-item>
      </text:list>
      <text:h text:style-name="P6" text:outline-level="1">4. Switch Case</text:h>
      <text:list xml:id="list3077834435" text:style-name="WWNum5">
        <text:list-item>
          <text:p text:style-name="P17">Temperature Conversion Celsius To Fahrenheit And Vice Versa</text:p>
        </text:list-item>
        <text:list-item>
          <text:p text:style-name="P28">Find The Day</text:p>
        </text:list-item>
        <text:list-item>
          <text:p text:style-name="P28">Calculator</text:p>
        </text:list-item>
        <text:list-item>
          <text:p text:style-name="P36"><text:span text:style-name="T2">Find A Grade Of Given Marks or (</text:span><text:a xlink:type="simple" xlink:href="https://www.programmingwithbasics.com/2016/03/c-program-for-find-grade-of-given-marks.html" text:style-name="ListLabel_20_145" text:visited-style-name="ListLabel_20_145"><text:span text:style-name="Internet_20_link"><text:span text:style-name="T1">Find a Grade of Given Marks Using Switch Case</text:span></text:span></text:a><text:span text:style-name="T2">)</text:span></text:p>
        </text:list-item>
        <text:list-item>
          <text:p text:style-name="P28">Find Radius, Circumference and Volume of Cylinder</text:p>
        </text:list-item>
        <text:list-item>
          <text:p text:style-name="P28">Remove All Vowels From A String</text:p>
        </text:list-item>
        <text:list-item>
          <text:p text:style-name="P28">Print day of week name using switch case.</text:p>
        </text:list-item>
        <text:list-item>
          <text:p text:style-name="P28">Print total number of days in a month using switch case.</text:p>
        </text:list-item>
        <text:list-item>
          <text:p text:style-name="P28">Check whether an alphabet is a vowel or consonant using a switch case.</text:p>
        </text:list-item>
        <text:list-item>
          <text:p text:style-name="P28">Find the maximum between two numbers using the switch case.</text:p>
        </text:list-item>
        <text:list-item>
          <text:p text:style-name="P28"><text:soft-page-break/>Check whether a number is even or odd using a switch case.</text:p>
        </text:list-item>
        <text:list-item>
          <text:p text:style-name="P28">Check whether a number is positive, negative or zero using a switch case.</text:p>
        </text:list-item>
        <text:list-item>
          <text:p text:style-name="P28">Find roots of a quadratic equation using switch case.</text:p>
        </text:list-item>
        <text:list-item>
          <text:p text:style-name="P41">Create a Simple Calculator using a switch case.</text:p>
        </text:list-item>
      </text:list>
      <text:h text:style-name="P7" text:outline-level="1"> </text:h>
      <text:h text:style-name="P4" text:outline-level="1">5. Array Questions</text:h>
      <text:list xml:id="list439528729" text:style-name="L1">
        <text:list-item>
          <text:p text:style-name="P49">Insert An Element Desired or Specific Position In An Array</text:p>
        </text:list-item>
        <text:list-item>
          <text:p text:style-name="P53">Remove Duplicates Items In An Array</text:p>
        </text:list-item>
        <text:list-item>
          <text:p text:style-name="P53">Delete Element From Array At Desired Or Specific Position</text:p>
        </text:list-item>
        <text:list-item>
          <text:p text:style-name="P53">Print “I AM IDIOT” Instead Of Your Name Using Array</text:p>
        </text:list-item>
        <text:list-item>
          <text:p text:style-name="P53">Check String Is Palindrome Or Not Using For Loop</text:p>
        </text:list-item>
        <text:list-item>
          <text:p text:style-name="P53">Convert All Input String Simultaneously Into Asterisk ( * )</text:p>
        </text:list-item>
        <text:list-item>
          <text:p text:style-name="P53">Read and print elements of the array. – using recursion.</text:p>
        </text:list-item>
        <text:list-item>
          <text:p text:style-name="P53">Print all negative elements in an array.</text:p>
        </text:list-item>
        <text:list-item>
          <text:p text:style-name="P53">Sum of all array elements. – using recursion.</text:p>
        </text:list-item>
        <text:list-item>
          <text:p text:style-name="P53">Find a maximum and minimum element in an array. – using recursion.</text:p>
        </text:list-item>
        <text:list-item>
          <text:p text:style-name="P53">Get the second largest element in an array.</text:p>
        </text:list-item>
        <text:list-item>
          <text:p text:style-name="P53">Count the total number of even and odd elements in an array.</text:p>
        </text:list-item>
        <text:list-item>
          <text:p text:style-name="P53">Count the total number of negative elements in an array.</text:p>
        </text:list-item>
        <text:list-item>
          <text:p text:style-name="P53">Copy all elements from an array to another array.</text:p>
        </text:list-item>
        <text:list-item>
          <text:p text:style-name="P53"><text:soft-page-break/>Insert an element in an array.</text:p>
        </text:list-item>
        <text:list-item>
          <text:p text:style-name="P53">Delete an element from an array at the specified position.</text:p>
        </text:list-item>
        <text:list-item>
          <text:p text:style-name="P53">Count frequency of each element in an array.</text:p>
        </text:list-item>
        <text:list-item>
          <text:p text:style-name="P53">Print all unique elements in the array.</text:p>
        </text:list-item>
        <text:list-item>
          <text:p text:style-name="P53">Count the total number of duplicate elements in an array.</text:p>
        </text:list-item>
        <text:list-item>
          <text:p text:style-name="P53">Delete all duplicate elements from an array.</text:p>
        </text:list-item>
        <text:list-item>
          <text:p text:style-name="P53">Merge two arrays to the third array.</text:p>
        </text:list-item>
        <text:list-item>
          <text:p text:style-name="P53">Find the reverse of an array.</text:p>
        </text:list-item>
        <text:list-item>
          <text:p text:style-name="P53">Put even and odd elements of an array in two separate arrays.</text:p>
        </text:list-item>
        <text:list-item>
          <text:p text:style-name="P53">Search an element in an array.</text:p>
        </text:list-item>
        <text:list-item>
          <text:p text:style-name="P53">Sort array elements in ascending or descending order.</text:p>
        </text:list-item>
        <text:list-item>
          <text:p text:style-name="P53">Sort even and odd elements of the array separately.</text:p>
        </text:list-item>
        <text:list-item>
          <text:p text:style-name="P53">Left rotate an array.</text:p>
        </text:list-item>
        <text:list-item>
          <text:p text:style-name="P60">Right rotate an array.</text:p>
        </text:list-item>
      </text:list>
      <text:h text:style-name="P6" text:outline-level="1">6. Matrix Questions</text:h>
      <text:list xml:id="list826549043" text:style-name="WWNum7">
        <text:list-item>
          <text:p text:style-name="P18">Add two matrices.</text:p>
        </text:list-item>
        <text:list-item>
          <text:p text:style-name="P29">Subtract two matrices.</text:p>
        </text:list-item>
        <text:list-item>
          <text:p text:style-name="P29">Perform scalar matrix multiplication.</text:p>
        </text:list-item>
        <text:list-item>
          <text:p text:style-name="P29">Multiply two matrices.</text:p>
        </text:list-item>
        <text:list-item>
          <text:p text:style-name="P29">Check whether two matrices are equal or not.</text:p>
        </text:list-item>
        <text:list-item>
          <text:p text:style-name="P29">Sum of the main diagonal elements of a matrix.</text:p>
        </text:list-item>
        <text:list-item>
          <text:p text:style-name="P29"><text:soft-page-break/>Find the sum of minor diagonal elements of a matrix.</text:p>
        </text:list-item>
        <text:list-item>
          <text:p text:style-name="P29">Find the sum of each row and column of a matrix.</text:p>
        </text:list-item>
        <text:list-item>
          <text:p text:style-name="P29">Interchange diagonals of a matrix.</text:p>
        </text:list-item>
        <text:list-item>
          <text:p text:style-name="P29">The upper triangular matrix.</text:p>
        </text:list-item>
        <text:list-item>
          <text:p text:style-name="P29">Find a lower triangular matrix.</text:p>
        </text:list-item>
        <text:list-item>
          <text:p text:style-name="P29">Sum of the upper triangular matrix.</text:p>
        </text:list-item>
        <text:list-item>
          <text:p text:style-name="P29">Find the sum of a lower triangular matrix.</text:p>
        </text:list-item>
        <text:list-item>
          <text:p text:style-name="P29">The transpose of a matrix.</text:p>
        </text:list-item>
        <text:list-item>
          <text:p text:style-name="P29">Find determinant of a matrix.</text:p>
        </text:list-item>
        <text:list-item>
          <text:p text:style-name="P29">Identity matrix in C.</text:p>
        </text:list-item>
        <text:list-item>
          <text:p text:style-name="P29">Check the sparse matrix.</text:p>
        </text:list-item>
        <text:list-item>
          <text:p text:style-name="P29">Check the symmetric matrix.</text:p>
        </text:list-item>
        <text:list-item>
          <text:p text:style-name="P42">Recommended posts</text:p>
        </text:list-item>
      </text:list>
      <text:list xml:id="list3917899751" text:style-name="L6">
        <text:list-item>
          <text:h text:style-name="P65" text:outline-level="1">7. String Questions List</text:h>
        </text:list-item>
        <text:list-item>
          <text:p text:style-name="P52">String Char-Case Change</text:p>
        </text:list-item>
        <text:list-item>
          <text:p text:style-name="P56">A String is Palindrome or Not</text:p>
        </text:list-item>
        <text:list-item>
          <text:p text:style-name="P56">A String Is an Anagram or Not</text:p>
        </text:list-item>
        <text:list-item>
          <text:p text:style-name="P56">Find the length of a string.</text:p>
        </text:list-item>
        <text:list-item>
          <text:p text:style-name="P56">Copy one string to another string.</text:p>
        </text:list-item>
        <text:list-item>
          <text:p text:style-name="P56">Concatenate two strings.</text:p>
        </text:list-item>
        <text:list-item>
          <text:p text:style-name="P56">Compare two strings.</text:p>
        </text:list-item>
        <text:list-item>
          <text:p text:style-name="P56">Convert lowercase string to uppercase.</text:p>
        </text:list-item>
        <text:list-item>
          <text:p text:style-name="P56">Convert uppercase string to lowercase.</text:p>
        </text:list-item>
        <text:list-item>
          <text:p text:style-name="P56"><text:soft-page-break/>Toggle case of each character of a string.</text:p>
        </text:list-item>
        <text:list-item>
          <text:p text:style-name="P56">Find a total number of alphabets, digits or special character in a string.</text:p>
        </text:list-item>
        <text:list-item>
          <text:p text:style-name="P56">Count the total number of vowels and consonants in a string.</text:p>
        </text:list-item>
        <text:list-item>
          <text:p text:style-name="P56">Count the total number of words in a string.</text:p>
        </text:list-item>
        <text:list-item>
          <text:p text:style-name="P56">Find the reverse of a string.</text:p>
        </text:list-item>
        <text:list-item>
          <text:p text:style-name="P56">Check whether a string is a palindrome or not.</text:p>
        </text:list-item>
        <text:list-item>
          <text:p text:style-name="P63">Reverse order of words in a given string.</text:p>
        </text:list-item>
      </text:list>
      <text:list xml:id="list4199239205" text:style-name="L5">
        <text:list-item>
          <text:h text:style-name="P66" text:outline-level="1">8. String Questions: Level Up</text:h>
        </text:list-item>
        <text:list-item>
          <text:p text:style-name="P51">Find the first occurrence of a character in a given string.</text:p>
        </text:list-item>
        <text:list-item>
          <text:p text:style-name="P55">Find the last occurrence of a character in a given string.</text:p>
        </text:list-item>
        <text:list-item>
          <text:p text:style-name="P55">Search all occurrences of a character in a given string.</text:p>
        </text:list-item>
        <text:list-item>
          <text:p text:style-name="P55">Count occurrences of a character in a given string.</text:p>
        </text:list-item>
        <text:list-item>
          <text:p text:style-name="P55">Find the highest frequency character in a string.</text:p>
        </text:list-item>
        <text:list-item>
          <text:p text:style-name="P55">Find the lowest frequency character in a string.</text:p>
        </text:list-item>
        <text:list-item>
          <text:p text:style-name="P55">Count the frequency of each character in a string.</text:p>
        </text:list-item>
        <text:list-item>
          <text:p text:style-name="P55">Remove the first occurrence of a character from a string.</text:p>
        </text:list-item>
        <text:list-item>
          <text:p text:style-name="P55">Remove the last occurrence of a character from a string.</text:p>
        </text:list-item>
        <text:list-item>
          <text:p text:style-name="P55">Delete all occurrences of a character from a string.</text:p>
        </text:list-item>
        <text:list-item>
          <text:p text:style-name="P55">Remove all repeated characters from a given string.</text:p>
        </text:list-item>
        <text:list-item>
          <text:p text:style-name="P55">Replace the first occurrence of a character with another in a string.</text:p>
        </text:list-item>
        <text:list-item>
          <text:p text:style-name="P55"><text:soft-page-break/>Replace the last occurrence of a character with another in a string.</text:p>
        </text:list-item>
        <text:list-item>
          <text:p text:style-name="P55">Put all occurrences of a character with another in a string.</text:p>
        </text:list-item>
        <text:list-item>
          <text:p text:style-name="P55">Find the first occurrence of a word in a given string.</text:p>
        </text:list-item>
        <text:list-item>
          <text:p text:style-name="P55">Find the last occurrence of a word in a given string.</text:p>
        </text:list-item>
        <text:list-item>
          <text:p text:style-name="P55">Search all occurrences of a word in a given string.</text:p>
        </text:list-item>
        <text:list-item>
          <text:p text:style-name="P55">Count occurrences of a word in a given string.</text:p>
        </text:list-item>
        <text:list-item>
          <text:p text:style-name="P55">Remove the first occurrence of a word from the string.</text:p>
        </text:list-item>
        <text:list-item>
          <text:p text:style-name="P55">Remove the last occurrence of a word in a given string.</text:p>
        </text:list-item>
        <text:list-item>
          <text:p text:style-name="P55">Delete all occurrence of a word in a given string.</text:p>
        </text:list-item>
        <text:list-item>
          <text:p text:style-name="P55">A Trim leading white space characters from a given string.</text:p>
        </text:list-item>
        <text:list-item>
          <text:p text:style-name="P55">Trim trailing white space characters from a given string.</text:p>
        </text:list-item>
        <text:list-item>
          <text:p text:style-name="P55">Trim both leading and trailing white space characters from a given string.</text:p>
        </text:list-item>
        <text:list-item>
          <text:p text:style-name="P62">Remove all extra blank spaces from the given string.</text:p>
        </text:list-item>
        <text:list-item>
          <text:h text:style-name="P64" text:outline-level="1">9. Function Questions</text:h>
        </text:list-item>
        <text:list-item>
          <text:p text:style-name="P51">Cube of any number using the function.</text:p>
        </text:list-item>
        <text:list-item>
          <text:p text:style-name="P55">Find diameter, circumference and area of a circle using functions.</text:p>
        </text:list-item>
        <text:list-item>
          <text:p text:style-name="P55">Maximum and minimum between two numbers using functions.</text:p>
        </text:list-item>
        <text:list-item>
          <text:p text:style-name="P55">Check whether a number is even or odd using functions.</text:p>
        </text:list-item>
        <text:list-item>
          <text:p text:style-name="P55">Check whether a number is prime, Armstrong or perfect number using functions.</text:p>
        </text:list-item>
        <text:list-item>
          <text:p text:style-name="P55"><text:soft-page-break/>Find all prime numbers between the given interval using functions.</text:p>
        </text:list-item>
        <text:list-item>
          <text:p text:style-name="P55">Print all strong numbers between the given interval using functions.</text:p>
        </text:list-item>
        <text:list-item>
          <text:p text:style-name="P55">Armstrong numbers between the given interval using functions.Find the length of the string using pointers.</text:p>
        </text:list-item>
        <text:list-item>
          <text:p text:style-name="P55">In short How to Copy one string to another using pointer.</text:p>
        </text:list-item>
        <text:list-item>
          <text:p text:style-name="P55">Concatenate two strings using pointers.</text:p>
        </text:list-item>
        <text:list-item>
          <text:p text:style-name="P55">Compare two strings using pointers.</text:p>
        </text:list-item>
        <text:list-item>
          <text:p text:style-name="P55">Find the reverse of a string using pointers.</text:p>
        </text:list-item>
        <text:list-item>
          <text:p text:style-name="P55">Sort array using pointers.</text:p>
        </text:list-item>
        <text:list-item>
          <text:p text:style-name="P62">Return multiple values from a function using pointers.</text:p>
        </text:list-item>
      </text:list>
      <text:list xml:id="list1066743817" text:style-name="WWNum10">
        <text:list-item>
          <text:p text:style-name="P57">11. File Handling</text:p>
        </text:list-item>
        <text:list-item>
          <text:p text:style-name="P30">Print all perfect numbers between the given interval using functions.</text:p>
        </text:list-item>
        <text:list-item>
          <text:p text:style-name="P30">Find the power of any number using recursion.</text:p>
        </text:list-item>
        <text:list-item>
          <text:p text:style-name="P30">Print all natural numbers between 1 to n using recursion.</text:p>
        </text:list-item>
        <text:list-item>
          <text:p text:style-name="P30">Print all even or odd numbers in a given range using recursion.</text:p>
        </text:list-item>
        <text:list-item>
          <text:p text:style-name="P30">Sum of all natural numbers between 1 to n using recursion.</text:p>
        </text:list-item>
        <text:list-item>
          <text:p text:style-name="P30">Find the sum of all even or odd numbers in a given range using recursion.</text:p>
        </text:list-item>
        <text:list-item>
          <text:p text:style-name="P30">Find reverse of any number using recursion.</text:p>
        </text:list-item>
        <text:list-item>
          <text:p text:style-name="P30">Check whether a number is a palindrome or not using recursion.</text:p>
        </text:list-item>
        <text:list-item>
          <text:p text:style-name="P30">Find the sum of digits of a given number using recursion.</text:p>
        </text:list-item>
        <text:list-item>
          <text:p text:style-name="P30"><text:soft-page-break/>Find factorial of any number using recursion.</text:p>
        </text:list-item>
        <text:list-item>
          <text:p text:style-name="P30">Generate nth Fibonacci term using recursion.</text:p>
        </text:list-item>
        <text:list-item>
          <text:p text:style-name="P30">Find gcd (HCF) of two numbers using recursion.</text:p>
        </text:list-item>
        <text:list-item>
          <text:p text:style-name="P30">Find lcm of two numbers using recursion.</text:p>
        </text:list-item>
        <text:list-item>
          <text:p text:style-name="P30">Display all array elements using recursion.</text:p>
        </text:list-item>
        <text:list-item>
          <text:p text:style-name="P30">Find the sum of elements of the array using recursion.</text:p>
        </text:list-item>
        <text:list-item>
          <text:p text:style-name="P30">Find maximum and minimum elements in an array using recursion.</text:p>
        </text:list-item>
        <text:list-item>
          <text:p text:style-name="P30">Stricmp() Function (Case In-Sensitive Compare)</text:p>
        </text:list-item>
        <text:list-item>
          <text:p text:style-name="P30">Strncat() Function (String Concatenate)</text:p>
        </text:list-item>
        <text:list-item>
          <text:p text:style-name="P30">Strstr() Function (Sub-String)</text:p>
        </text:list-item>
        <text:list-item>
          <text:p text:style-name="P30">Strlwr() Function (To Lower-Case)</text:p>
        </text:list-item>
        <text:list-item>
          <text:p text:style-name="P30">Strupr() Function (To Upper-Case)</text:p>
        </text:list-item>
        <text:list-item>
          <text:p text:style-name="P30">Strncmp() Compare &amp; Chars</text:p>
        </text:list-item>
        <text:list-item>
          <text:p text:style-name="P30">Strncpy() Copy N Chars</text:p>
        </text:list-item>
        <text:list-item>
          <text:p text:style-name="P30">Strrev() String Reverse</text:p>
        </text:list-item>
        <text:list-item>
          <text:p text:style-name="P30">Strlen() String Length</text:p>
        </text:list-item>
        <text:list-item>
          <text:p text:style-name="P30">Strcat() String Concatenate</text:p>
        </text:list-item>
        <text:list-item>
          <text:p text:style-name="P30">Strcmp() String Compare</text:p>
        </text:list-item>
        <text:list-item>
          <text:p text:style-name="P43">Strcpy() Copy the String</text:p>
        </text:list-item>
      </text:list>
      <text:h text:style-name="P6" text:outline-level="1">10. Pointer Questions</text:h>
      <text:list xml:id="list242977399" text:style-name="L2">
        <text:list-item>
          <text:p text:style-name="P50">Add two numbers using pointers.</text:p>
        </text:list-item>
        <text:list-item>
          <text:p text:style-name="P54"><text:soft-page-break/>Swap two numbers using pointers.Find the length of the string using pointers.</text:p>
        </text:list-item>
        <text:list-item>
          <text:p text:style-name="P54">In short How to Copy one string to another using pointer.</text:p>
        </text:list-item>
        <text:list-item>
          <text:p text:style-name="P54">Concatenate two strings using pointers.</text:p>
        </text:list-item>
        <text:list-item>
          <text:p text:style-name="P54">Compare two strings using pointers.</text:p>
        </text:list-item>
        <text:list-item>
          <text:p text:style-name="P54">Find the reverse of a string using pointers.</text:p>
        </text:list-item>
        <text:list-item>
          <text:p text:style-name="P54">Sort array using pointers.</text:p>
        </text:list-item>
        <text:list-item>
          <text:p text:style-name="P61">Return multiple values from a function using pointers.</text:p>
        </text:list-item>
        <text:list-item>
          <text:p text:style-name="P58">11. File Handling</text:p>
        </text:list-item>
        <text:list-item>
          <text:p text:style-name="P54">Input and print array elements using a pointer.</text:p>
        </text:list-item>
        <text:list-item>
          <text:p text:style-name="P54">Copy one array to another using pointer.</text:p>
        </text:list-item>
        <text:list-item>
          <text:p text:style-name="P54">Swap two arrays using pointers.</text:p>
        </text:list-item>
        <text:list-item>
          <text:p text:style-name="P54">Reverse an array using pointers.</text:p>
        </text:list-item>
        <text:list-item>
          <text:p text:style-name="P54">Search an element in an array using pointers.</text:p>
        </text:list-item>
        <text:list-item>
          <text:p text:style-name="P54">Access two-dimensional array using pointers.</text:p>
        </text:list-item>
        <text:list-item>
          <text:p text:style-name="P54">Add two matrix using pointers.</text:p>
        </text:list-item>
        <text:list-item>
          <text:p text:style-name="P54">Multiply two matrix using pointers.</text:p>
        </text:list-item>
      </text:list>
      <text:list xml:id="list394220720" text:style-name="L3">
        <text:list-item>
          <text:p text:style-name="P59"/>
        </text:list-item>
        <text:list-item>
          <text:p text:style-name="P59"/>
        </text:list-item>
      </text:list>
      <text:list xml:id="list2757802759" text:style-name="WWNum12">
        <text:list-item>
          <text:p text:style-name="P19">Create a file and write contents, save and close the file.</text:p>
        </text:list-item>
        <text:list-item>
          <text:p text:style-name="P31">Read file contents and display them on the console.</text:p>
        </text:list-item>
        <text:list-item>
          <text:p text:style-name="P31">Read numbers from a file and write even, odd and prime numbers to separate file.</text:p>
        </text:list-item>
        <text:list-item>
          <text:p text:style-name="P31"><text:soft-page-break/>Append content to a file.</text:p>
        </text:list-item>
        <text:list-item>
          <text:p text:style-name="P31">Compare two files.</text:p>
        </text:list-item>
        <text:list-item>
          <text:p text:style-name="P31">How to Copy contents from one file to another file.</text:p>
        </text:list-item>
        <text:list-item>
          <text:p text:style-name="P31">Merge two files to the third file.</text:p>
        </text:list-item>
        <text:list-item>
          <text:p text:style-name="P31">Count characters, words and lines in a text file.</text:p>
        </text:list-item>
        <text:list-item>
          <text:p text:style-name="P31">Delete a word from a text file.</text:p>
        </text:list-item>
        <text:list-item>
          <text:p text:style-name="P31">Remove the specific line from a text file.</text:p>
        </text:list-item>
        <text:list-item>
          <text:p text:style-name="P31">Remove empty lines from a text file.</text:p>
        </text:list-item>
        <text:list-item>
          <text:p text:style-name="P31">Find the occurrence of a word in a text file.</text:p>
        </text:list-item>
        <text:list-item>
          <text:p text:style-name="P31">Count occurrences of a word in a text file.</text:p>
        </text:list-item>
        <text:list-item>
          <text:p text:style-name="P31">Count occurrences of all words in a text file.</text:p>
        </text:list-item>
        <text:list-item>
          <text:p text:style-name="P31">Find and replace a word in a text file.</text:p>
        </text:list-item>
        <text:list-item>
          <text:p text:style-name="P31">Replace a specific line in a text file.</text:p>
        </text:list-item>
        <text:list-item>
          <text:p text:style-name="P31">Print source code of the same program.</text:p>
        </text:list-item>
        <text:list-item>
          <text:p text:style-name="P31">Convert uppercase to the lowercase character and vice versa in a text file.</text:p>
        </text:list-item>
        <text:list-item>
          <text:p text:style-name="P31">Find properties of a file using stat() function.</text:p>
        </text:list-item>
        <text:list-item>
          <text:p text:style-name="P31">Check if a file or directory exists.</text:p>
        </text:list-item>
        <text:list-item>
          <text:p text:style-name="P31">Rename a file using rename() function.</text:p>
        </text:list-item>
        <text:list-item>
          <text:p text:style-name="P44">List all files and sub-directories recursively.</text:p>
        </text:list-item>
      </text:list>
      <text:h text:style-name="P6" text:outline-level="1">12. Sorting</text:h>
      <text:list xml:id="list3578939566" text:style-name="WWNum13">
        <text:list-item>
          <text:p text:style-name="P20">Bubble Sort in C</text:p>
        </text:list-item>
        <text:list-item>
          <text:p text:style-name="P32">Bucket or Radix Sort in C</text:p>
        </text:list-item>
        <text:list-item>
          <text:p text:style-name="P32"><text:soft-page-break/>Shell Sort in C</text:p>
        </text:list-item>
        <text:list-item>
          <text:p text:style-name="P32">Merge Sort in C</text:p>
        </text:list-item>
        <text:list-item>
          <text:p text:style-name="P32">Heap Sort in C</text:p>
        </text:list-item>
        <text:list-item>
          <text:p text:style-name="P32">Selection Sort in C</text:p>
        </text:list-item>
        <text:list-item>
          <text:p text:style-name="P45">Insertion Sort in C</text:p>
        </text:list-item>
      </text:list>
      <text:h text:style-name="P6" text:outline-level="1">13. Searching</text:h>
      <text:list xml:id="list3165867883" text:style-name="WWNum14">
        <text:list-item>
          <text:p text:style-name="P21">Binary Search in C</text:p>
        </text:list-item>
        <text:list-item>
          <text:p text:style-name="P33">Linear Search in C</text:p>
        </text:list-item>
        <text:list-item>
          <text:p text:style-name="P46">Recursive Binary Search in C</text:p>
        </text:list-item>
      </text:list>
      <text:h text:style-name="P8" text:outline-level="1">14. Tricky Questions for Expert Only | Legendary level</text:h>
      <text:p text:style-name="P3">This is a high-level section for legendary programmers or thinkers, this section can help you to become a pro programmer. In this section, two categories are the number pattern and start pattern. I just keep the pattern programming and number programming separate. All the tricky questions or we can say that number programming or start pattern programming solutions of c programming questions and answers are below.</text:p>
      <text:list xml:id="list2330257781" text:style-name="WWNum15">
        <text:list-item>
          <text:p text:style-name="P22">Number Series- C Programming Questions and Answers</text:p>
        </text:list-item>
        <text:list-item>
          <text:p text:style-name="P34">Start Pattern Printing- C Programming Questions and Answers</text:p>
        </text:list-item>
        <text:list-item>
          <text:p text:style-name="P47"><text:soft-page-break/>Puzzles Questions</text:p>
        </text:list-item>
      </text:list>
      <text:h text:style-name="P9" text:outline-level="2">15. Puzzles Questions</text:h>
      <text:list xml:id="list2163239503" text:style-name="WWNum16">
        <text:list-item>
          <text:p text:style-name="P23">Print numbers from 1 to n without using a semicolon?</text:p>
        </text:list-item>
        <text:list-item>
          <text:p text:style-name="P35">Sum of two numbers without using any operator</text:p>
        </text:list-item>
        <text:list-item>
          <text:p text:style-name="P35">How to show memory representation of c variables?</text:p>
        </text:list-item>
        <text:list-item>
          <text:p text:style-name="P35">Condition to print “HelloWorld”</text:p>
        </text:list-item>
        <text:list-item>
          <text:p text:style-name="P35">Modify/add only one character and print ‘*’ exactly 20 times</text:p>
        </text:list-item>
        <text:list-item>
          <text:p text:style-name="P48">Sum the digits of a given number in a single statement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ra" svg:font-family="Lora, serif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Label_20_145" style:display-name="ListLabel 145" style:family="text">
      <style:text-properties fo:font-variant="normal" fo:text-transform="none" fo:color="#4db2ec" style:text-line-through-style="none" style:text-line-through-type="none" style:font-name="Lora" fo:font-family="Lora, serif" style:font-family-generic="roman" style:font-pitch="variable" fo:font-size="12pt" fo:font-style="normal" style:text-underline-style="none" fo:font-weight="bold" style:text-blinking="false" style:font-size-asian="12pt" style:font-style-asian="normal" style:font-weight-asian="bold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ora" fo:font-family="Lora, serif" style:font-family-generic="roman" style:font-pitch="variable" fo:font-size="12pt" fo:font-weight="bold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72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9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1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1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1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2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2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2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2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2:48:48.343600470</meta:creation-date>
    <dc:date>2021-12-03T10:33:30.911692528</dc:date>
    <meta:editing-duration>PT40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5" meta:paragraph-count="287" meta:word-count="2358" meta:character-count="12400" meta:non-whitespace-character-count="10587"/>
  </office:meta>
</office:document-meta>
</file>